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c9d24" officeooo:paragraph-rsid="001c9d24"/>
    </style:style>
    <style:style style:name="P2" style:family="paragraph" style:parent-style-name="Text_20_body">
      <style:text-properties officeooo:rsid="002b67b3" officeooo:paragraph-rsid="002b67b3"/>
    </style:style>
    <style:style style:name="P3" style:family="paragraph" style:parent-style-name="Text_20_body">
      <style:text-properties officeooo:rsid="001f98e1" officeooo:paragraph-rsid="0032bc99"/>
    </style:style>
    <style:style style:name="P4" style:family="paragraph" style:parent-style-name="Text_20_body">
      <style:text-properties officeooo:rsid="0032bc99" officeooo:paragraph-rsid="0032bc99"/>
    </style:style>
    <style:style style:name="P5" style:family="paragraph" style:parent-style-name="Text_20_body">
      <style:text-properties officeooo:rsid="002339b7" officeooo:paragraph-rsid="002003ec"/>
    </style:style>
    <style:style style:name="P6" style:family="paragraph" style:parent-style-name="Text_20_body">
      <style:text-properties officeooo:rsid="003afcb2" officeooo:paragraph-rsid="003afcb2"/>
    </style:style>
    <style:style style:name="P7" style:family="paragraph" style:parent-style-name="Text_20_body">
      <style:text-properties officeooo:rsid="003a69a8" officeooo:paragraph-rsid="003a69a8"/>
    </style:style>
    <style:style style:name="P8" style:family="paragraph" style:parent-style-name="Bibliography_20_Heading">
      <style:text-properties officeooo:paragraph-rsid="002b865a"/>
    </style:style>
    <style:style style:name="P9" style:family="paragraph" style:parent-style-name="Bibliography_20_1">
      <style:paragraph-properties>
        <style:tab-stops/>
      </style:paragraph-properties>
    </style:style>
    <style:style style:name="P10" style:family="paragraph" style:parent-style-name="Identificação_20_Título">
      <style:paragraph-properties fo:margin-top="1.499cm" fo:margin-bottom="0cm" loext:contextual-spacing="false"/>
      <style:text-properties officeooo:rsid="003dd7a5" officeooo:paragraph-rsid="003dd7a5"/>
    </style:style>
    <style:style style:name="P11" style:family="paragraph" style:parent-style-name="Palavras-Chave">
      <style:text-properties officeooo:rsid="003dd7a5" officeooo:paragraph-rsid="003dd7a5"/>
    </style:style>
    <style:style style:name="P12" style:family="paragraph" style:parent-style-name="Footnote">
      <style:text-properties officeooo:rsid="003dd410" officeooo:paragraph-rsid="003dd410"/>
    </style:style>
    <style:style style:name="P13" style:family="paragraph" style:parent-style-name="Resumo">
      <style:text-properties officeooo:rsid="003dd7a5" officeooo:paragraph-rsid="003dd7a5"/>
    </style:style>
    <style:style style:name="P14" style:family="paragraph" style:parent-style-name="Identificação_20_Título" style:master-page-name="Primeira_20_Folha_20_Anverso">
      <style:paragraph-properties style:page-number="auto"/>
      <style:text-properties officeooo:rsid="003be441" officeooo:paragraph-rsid="003be441"/>
    </style:style>
    <style:style style:name="P15" style:family="paragraph" style:parent-style-name="Heading_20_2">
      <style:paragraph-properties fo:margin-top="0cm" fo:margin-bottom="0.42cm" loext:contextual-spacing="false"/>
    </style:style>
    <style:style style:name="P16" style:family="paragraph" style:parent-style-name="Heading_20_4">
      <style:text-properties officeooo:rsid="001bf862" officeooo:paragraph-rsid="001bf862"/>
    </style:style>
    <style:style style:name="T1" style:family="text">
      <style:text-properties officeooo:rsid="0029b90f"/>
    </style:style>
    <style:style style:name="T2" style:family="text">
      <style:text-properties officeooo:rsid="002b136f"/>
    </style:style>
    <style:style style:name="T3" style:family="text">
      <style:text-properties officeooo:rsid="002b67b3"/>
    </style:style>
    <style:style style:name="T4" style:family="text">
      <style:text-properties officeooo:rsid="002c9905"/>
    </style:style>
    <style:style style:name="T5" style:family="text">
      <style:text-properties officeooo:rsid="0032bc99"/>
    </style:style>
    <style:style style:name="T6" style:family="text">
      <style:text-properties officeooo:rsid="003be44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t;TÍTULO&gt;:&lt;SUBTÍTULO&gt;</text:p>
      <text:p text:style-name="Identificação_20_Autoria">&lt;Nome do Primeiro autor&gt;<text:note text:id="ftn1" text:note-class="footnote"><text:note-citation text:label="*">*</text:note-citation><text:note-body><text:p text:style-name="P12">Acadêmico da XXX fase do curso de XXX da Universidade do Sul de Santa Catarina</text:p></text:note-body></text:note><text:line-break/>&lt;Nome do <text:span text:style-name="T6">S</text:span>egundo autor&gt;<text:note text:id="ftn2" text:note-class="footnote"><text:note-citation text:label="**">**</text:note-citation><text:note-body><text:p text:style-name="P12">Para fazer as notas desse jeito, Inserir &gt; Nota de Rodapé &gt; opção Caractere</text:p></text:note-body></text:note></text:p>
      <text:p text:style-name="Resumo"><text:span text:style-name="Strong_20_Emphasis">Resumo:</text:span> Escreva aqui o que vai ser o resumo. Repare que ele é colado na margem esquerda da página e que o espaçamento entre as linhas é simples mesmo, pelo menos de acordo com o manual da Unisul. Não esqueça d<text:span text:style-name="T6">a ênfase na palavra “Resumo”.</text:span></text:p>
      <text:p text:style-name="Palavras-Chave"><text:span text:style-name="Strong_20_Emphasis">Palavras-chave:</text:span> Trabalho. Unisul. ABNT. Normas. Absurdas. <text:span text:style-name="T6">Coloque. Negrito. Também.</text:span></text:p>
      <text:h text:style-name="Heading_20_1" text:outline-level="1"><text:bookmark-start text:name="__RefHeading__1063_1938967819"/>Introdução<text:bookmark-end text:name="__RefHeading__1063_1938967819"/></text:h>
      <text:p text:style-name="P1">Usar o corpo do texto como estilo padrão. <text:span text:style-name="T3">Para criar um capítulo numerado, utilize o estilo “Título 1”. Já deixei configurado os títulos até o nível 4, então pode usar à vontade. Não se esqueça de que os títulos de nível 1 adicionam a quebra de página automaticamente. Este modelo está configurado para impressão apenas no anverso (“frente”) da folha.</text:span></text:p>
      <text:p text:style-name="P2">Não deixei prontos os estilos para apêndices e lista de tabelas/figuras/etc. No caso dos apêndices é só <text:span text:style-name="T4">utilizar o “Título 1” (ou outro da sua escolha), mas utilizar um estilo diferente de numeração e configurá-lo de acordo (usar letras em vez de números, reiniciar contagem, etc). A lista de tabelas/figuras/etc. provavelmente usará o mesmo estilo de página do sumário e será configurada de maneira praticamente idêntica. Não se esqueça de dar um “Atualizar” nas referências e no índice antes de imprimir e de usar estilos (não formatação direta!) para negrito, itálico, cores, etc. Pense no documento não como você </text:span><text:span text:style-name="Emphasis"><text:span text:style-name="T4">vê</text:span></text:span><text:span text:style-name="T4">, mas sim como ele é </text:span><text:span text:style-name="Emphasis"><text:span text:style-name="T4">estruturado</text:span></text:span><text:span text:style-name="T4"> e tudo ficará mais simples no final, quando tiver que mudar alguma coisa.</text:span></text:p>
      <text:p text:style-name="P7">Veja a seção final para entender como inserir a bibliografia/referências.</text:p>
      <text:h text:style-name="Heading_20_1" text:outline-level="1"><text:soft-page-break/>Desenvolvimento</text:h>
      <text:h text:style-name="P15" text:outline-level="2"><text:bookmark-start text:name="__RefHeading__1071_1938967819"/>Primeiro tópico do desenvolvimento<text:bookmark-end text:name="__RefHeading__1071_1938967819"/></text:h>
      <text:p text:style-name="P6">Se quiser, use o estilo “Citação Longa”:</text:p>
      <text:p text:style-name="Citação_20_Longa">Lorem ipsum dolor sit amet, consectetur adipiscing elit. Ut varius velit ligula, ut eleifend enim tempor quis. Nam vitae velit sed turpis vehicula rutrum. Fusce quis urna aliquet, pretium ipsum eget, condimentum nibh. Integer cursus, tortor non pulvinar adipiscing, nulla lacus fringilla est, sit amet vehicula felis purus at est. Vivamus dictum nisl in quam pulvinar posuere. Donec et arcu nec ante bibendum scelerisque in id lorem. Vivamus eu consectetur enim, ac elementum augue. Aenean at lacus dignissim, eleifend elit fermentum, cursus dui. Aenean ut sapien porta, auctor lectus a, luctus nisl. Proin in ligula urna. Pellentesque euismod pulvinar elit, at dignissim justo mattis a. Sed vitae orci sed libero bibendum ornare vel ac augue. Suspendisse lobortis pulvinar urna, pellentesque tincidunt sapien feugiat in. Nullam sit amet pulvinar justo. Fusce nec nulla condimentum, dapibus lectus at, iaculis quam.</text:p>
      <text:h text:style-name="Heading_20_3" text:outline-level="3"><text:bookmark-start text:name="__RefHeading__1073_1938967819"/>Subtópico A<text:bookmark-end text:name="__RefHeading__1073_1938967819"/></text:h>
      <text:p text:style-name="P4">Quisque cursus est vitae scelerisque eleifend. In hac habitasse platea dictumst. Nulla rutrum purus sed risus sodales, non pellentesque est fringilla. Nulla rutrum erat ut auctor placerat. Vivamus interdum, orci vel commodo luctus, odio metus fringilla mauris, vitae blandit lacus magna ut turpis. Integer iaculis, nunc ut malesuada blandit, erat magna euismod quam, dictum elementum leo dui id enim. Maecenas magna massa, varius a rutrum sed, porttitor in sapien. Sed quis ultricies est. Sed tristique mi in enim aliquet, aliquam tristique libero tincidunt. Integer vehicula mi ut neque porttitor aliquam ut molestie tortor. Maecenas vehicula pellentesque urna ac auctor. Morbi consectetur varius nunc, id porta dui.</text:p>
      <text:h text:style-name="Heading_20_3" text:outline-level="3"><text:bookmark-start text:name="__RefHeading__696_800371088"/>Subtópico B<text:bookmark-end text:name="__RefHeading__696_800371088"/></text:h>
      <text:p text:style-name="P3"><text:span text:style-name="T5">Lorem ipsum dolor sit amet, consectetur adipiscing elit. Duis facilisis urna ultrices sapien ultrices, eget placerat tortor dignissim. Ut rhoncus, tellus in posuere tincidunt, eros nulla feugiat justo, id condimentum nisi lacus non nulla. Maecenas hendrerit eget nulla ac luctus. Aliquam lacus magna, egestas non dolor euismod, consectetur ultrices nibh. Vestibulum gravida justo nec metus tincidunt, at dictum est sollicitudin. Cras non metus lobortis, pharetra nulla sed, lacinia libero. Praesent id felis ut mi semper suscipit sit amet nec erat. Morbi nunc lacus, malesuada in sem ut, lacinia condimentum purus. Integer pulvinar sodales erat, ac lacinia erat tincidunt a. Pellentesque quis nunc urna. Nunc orci risus, lobortis a lacus at, eleifend </text:span><text:soft-page-break/><text:span text:style-name="T5">lobortis arcu. Praesent nisl massa, pharetra eu magna feugiat, vestibulum interdum felis. Etiam rhoncus gravida porta. Sed dapibus, urna fringilla tincidunt dapibus, sapien urna eleifend mauris, sed pretium enim ligula ut nibh</text:span> </text:p>
      <text:h text:style-name="Heading_20_2" text:outline-level="2"><text:bookmark-start text:name="__RefHeading__1077_1938967819"/>Segundo tópico do desenvolvimento<text:bookmark-end text:name="__RefHeading__1077_1938967819"/></text:h>
      <text:p text:style-name="P4">Curabitur tempor congue congue. Etiam eu semper diam. Suspendisse potenti. Donec sodales purus nulla, ac viverra augue tempus id. Proin molestie porttitor leo. Cras vulputate felis sapien, eu sollicitudin orci auctor sagittis. Vestibulum est mi, congue et blandit at, vestibulum eget sem. Nunc vitae venenatis nulla, vitae scelerisque ipsum. Sed molestie augue eu mollis pellentesque. Proin in est vitae dui interdum varius id non sem. Donec quis gravida tellus. Aliquam suscipit blandit nisi, at tristique nunc malesuada in. Ut dignissim sodales velit, nec rutrum purus mattis eu. Aliquam ultricies mauris justo, sed pulvinar nisl suscipit sollicitudin. Integer faucibus aliquet lacus, ut condimentum eros semper eu.</text:p>
      <text:h text:style-name="Heading_20_3" text:outline-level="3"><text:bookmark-start text:name="__RefHeading__1079_1938967819"/>Subtópico X<text:bookmark-end text:name="__RefHeading__1079_1938967819"/></text:h>
      <text:p text:style-name="P3"><text:span text:style-name="T5">Praesent porttitor elit vel nulla placerat, mattis aliquam mi volutpat. Vivamus rhoncus quis diam bibendum pellentesque. Sed commodo nibh adipiscing lorem interdum condimentum. Cras mollis risus vitae ultrices venenatis. Aenean at pellentesque elit. Aenean tincidunt mi ac lacinia dictum. Pellentesque habitant morbi tristique senectus et netus et malesuada fames ac turpis egestas. Aenean feugiat, arcu in dapibus accumsan, neque erat mollis lectus, sed lobortis neque urna at arcu. Nulla scelerisque porttitor sem. Donec dui libero, viverra eu orci sed, fermentum accumsan lacus. Quisque accumsan tincidunt aliquam. Sed et ipsum ligula.</text:span> </text:p>
      <text:h text:style-name="P16" text:outline-level="4"><text:bookmark-start text:name="__RefHeading__1081_1938967819"/>Subtópico do Subtópico<text:bookmark-end text:name="__RefHeading__1081_1938967819"/></text:h>
      <text:p text:style-name="P4">Praesent lacinia scelerisque tellus, in mattis massa accumsan eu. Etiam orci ante, faucibus a consectetur in, condimentum malesuada nibh. Vivamus diam erat, porta eget magna id, vestibulum pretium magna. Vestibulum non augue malesuada, sodales lacus quis, fermentum erat. Integer eget mollis mi. Morbi eleifend facilisis ipsum, et euismod orci rhoncus in. Etiam et lorem sed quam scelerisque pretium. Integer fermentum vulputate nunc, volutpat vestibulum odio adipiscing vitae. Nulla semper eros et nisl pretium, vitae ornare lorem placerat. Sed dolor ante, ultricies non urna a, mattis fermentum risus. Nam facilisis luctus pretium. Donec in libero ligula. Ut volutpat gravida nulla, sit amet dictum eros vulputate ac.</text:p>
      <text:h text:style-name="Heading_20_3" text:outline-level="3"><text:bookmark-start text:name="__RefHeading__1083_1938967819"/><text:soft-page-break/>Subtópico Y<text:bookmark-end text:name="__RefHeading__1083_1938967819"/></text:h>
      <text:p text:style-name="P4">Suspendisse in mattis lacus. Nulla accumsan, ante id gravida ultrices, orci nulla laoreet urna, sed posuere elit tortor sed metus. In eu tortor auctor libero eleifend feugiat. Donec pellentesque risus ut turpis sodales convallis. Vivamus eget euismod mi. Quisque mattis at urna eget ultricies. Curabitur consectetur nibh non consectetur sodales. Interdum et malesuada fames ac ante ipsum primis in faucibus. Morbi hendrerit vulputate urna vitae bibendum. Curabitur tincidunt quam nec nisi ornare rutrum. Proin porta urna eu purus ullamcorper, quis venenatis sapien eleifend.</text:p>
      <text:h text:style-name="Heading_20_2" text:outline-level="2"><text:bookmark-start text:name="__RefHeading__1085_1938967819"/>Terceiro tópico do desenvolvimento<text:bookmark-end text:name="__RefHeading__1085_1938967819"/></text:h>
      <text:p text:style-name="P3"><text:span text:style-name="T5">Proin quis placerat arcu. Donec sodales feugiat semper. Sed mollis dignissim volutpat. Vestibulum dictum sed diam suscipit sodales. Quisque tincidunt neque at laoreet semper. Lorem ipsum dolor sit amet, consectetur adipiscing elit. Suspendisse et dolor hendrerit, consequat nisi posuere, varius ligula. Praesent nec lacus interdum, mattis ipsum at, porta eros. Quisque a dictum magna, at porttitor ligula. Etiam ultrices est in nisi mattis, sit amet egestas tellus posuere. Vestibulum bibendum enim non felis facilisis ullamcorper. Integer sodales gravida arcu, quis gravida odio semper quis. Duis enim ligula, adipiscing quis turpis ut, ullamcorper faucibus velit. Duis egestas tellus sed risus vehicula, vel vestibulum leo laoreet.</text:span> </text:p>
      <text:h text:style-name="Heading_20_3" text:outline-level="3"><text:bookmark-start text:name="__RefHeading__1087_1938967819"/>Subtópico Z<text:bookmark-end text:name="__RefHeading__1087_1938967819"/></text:h>
      <text:p text:style-name="P3"><text:span text:style-name="T5">Donec nec ligula porttitor, cursus lectus sed, congue eros. Maecenas semper turpis sed sapien mattis, a bibendum magna vestibulum. Nullam in magna eu libero consequat mollis at a lorem. Integer euismod suscipit nisi tempor auctor. Aliquam erat volutpat. Nulla libero eros, condimentum ut elementum vel, tempus quis leo. Curabitur adipiscing egestas orci, eget mollis nisl iaculis porta. Fusce lacinia vitae augue a cursus. Nullam sodales lorem at egestas dignissim. Morbi facilisis euismod nunc, imperdiet gravida velit ultrices nec. Integer in pulvinar metus. Cras eros erat, pretium non mattis at, cursus quis nibh. Sed sit amet orci massa.</text:span> </text:p>
      <text:h text:style-name="Heading_20_1" text:outline-level="1"><text:bookmark-start text:name="__RefHeading__1089_1938967819"/>Conclusão<text:bookmark-end text:name="__RefHeading__1089_1938967819"/></text:h>
      <text:p text:style-name="P5">Segundo <text:span text:style-name="T1">(</text:span><text:bibliography-mark text:identifier="Ibraim, 2014" text:bibliography-type="book" text:address="Florianópolis" text:author="MARQUES, Rafael Ibraim" text:edition="1ª ed" text:publisher="Ed. Saraiva" text:title="Título da obra" text:year="2014">Ibraim, 2014</text:bibliography-mark>, <text:span text:style-name="T1">p. 27) você deve criar as referências usando um ID com um formato que seja manipulável no documento (ex: AUTOR, ANO) e preencher os campos necessários, segundo a ABNT, lembrando de pegar o tipo correto de obra</text:span>. <text:span text:style-name="T2">Em seguida, de acordo com o tipo, você vai acertando a formatação de cada entrada no painel de bibliografia. </text:span><text:soft-page-break/><text:span text:style-name="T2">Isso evita ter que usar plugins. Recomendo deixar para configurar os formatos de cada entrada no final, quando você já tiver CERTEZA de onde a bibliografia estará (</text:span><text:span text:style-name="T2"><text:bibliography-mark text:identifier="Fulano, 1993" text:bibliography-type="book" text:address="Brasília" text:author="SILVA, Fulano da" text:edition="3ª ed" text:publisher="Ed. Saraiva" text:title="Formatação de trabalhos acadêmicos" text:year="1993">Fulano, 1993</text:bibliography-mark></text:span><text:span text:style-name="T2">).</text:span></text:p>
      <text:p text:style-name="P7">Outra opção válida (e talvez até melhor) é simplesmente aceitar que não dá pra fazer algo fácil e decente sem plugins e usar o ZOTERO. Entre no site (<text:a xlink:type="simple" xlink:href="https://www.zotero.org/" text:style-name="Internet_20_link" text:visited-style-name="Visited_20_Internet_20_Link">https://www.zotero.org/</text:a>), baixe e instale o plugin para o Word/LibreOffice. Caso você tenha problemas com o plugin no LO, vá em Ferramentas &gt; Opções &gt; LibreOffice &gt; Avançado e <text:span text:style-name="Strong_20_Emphasis">escolha um JRE 32bits, mesmo que você esteja executando LibreOffice x64</text:span>. Em seguida, reinicie o LO. Em seguida, baixe o estilo ABNT para ZOTERO (<text:a xlink:type="simple" xlink:href="https://www.zotero.org/styles/?q=ABNT" text:style-name="Internet_20_link" text:visited-style-name="Visited_20_Internet_20_Link">https://www.zotero.org/styles/?q=ABNT</text:a>) e nunca mais se preocupe em formatar uma bibliografia na vida.</text:p>
      <text:p text:style-name="P10">&lt;Título&gt;:&lt;subtítulo&gt; (em língua estrangeira)</text:p>
      <text:p text:style-name="P13"><text:span text:style-name="Strong_20_Emphasis">Abstract:</text:span> This should be the same thing as the one on front, but in english.</text:p>
      <text:p text:style-name="P11"><text:span text:style-name="Strong_20_Emphasis">Keywords:</text:span> Again, english because it's cool.</text:p>
      <text:h text:style-name="P8" text:outline-level="1"><text:bookmark-start text:name="__RefHeading__282_1252717126"/>Referências<text:bookmark-end text:name="__RefHeading__282_1252717126"/></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Ênfas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orte"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Ênfase_5f_5f_5f_5f_5f_5f_5f_5f_5f_5f_5f_5f_5f_5f_5f_5f_5f_5f_5f_5f_5f_5f_5f_5f_5f_5f_5f_5f_5f_5f_5f_20_5f_5f_5f_5f_5f_5f_5f_5f_5f_5f_5f_5f_5f_5f_5f_5f_5f_5f_5f_5f_5f_5f_5f_5f_5f_5f_5f_5f_5f_5f_5f_fort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9">MARQUES, Rafael Ibraim. <text:span text:style-name="Strong_20_Emphasis">Título da obra</text:span>. 1ª ed. Florianópolis, 2014.</text:p>
          <text:p text:style-name="P9">SILVA, Fulano da. <text:span text:style-name="Strong_20_Emphasis">Formatação de trabalhos acadêmicos</text:span>. 3ª ed. Brasília, 1993.</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 fo:font-family="'Times New Roman'" style:font-style-name="Normal" style:font-family-generic="roman" style:font-pitch="variable" style:font-size-asian="10.5pt"/>
    </style:style>
    <style:style style:name="Heading" style:family="paragraph" style:parent-style-name="Standard" style:next-style-name="Text_20_body" style:class="text">
      <style:paragraph-properties fo:margin-top="0cm" fo:margin-bottom="0.831cm" loext:contextual-spacing="false" fo:line-height="150%" fo:keep-with-next="always"/>
      <style:text-properties fo:text-transform="uppercase" style:font-name="Times New Roman1" fo:font-family="'Times New Roman'" style:font-style-name="Negrito" style:font-family-generic="roman" style:font-pitch="variable" fo:font-size="12pt"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align="justify" style:justify-single-word="false" fo:hyphenation-ladder-count="no-limit" fo:text-indent="2cm" style:auto-text-indent="false" style:page-number="auto" style:snap-to-layout-grid="false"/>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dentificação_20_Capa" style:display-name="Identificação Capa" style:family="paragraph" style:parent-style-name="Standard" style:master-page-name="">
      <style:paragraph-properties fo:line-height="150%" fo:text-align="center" style:justify-single-word="false" style:page-number="auto"/>
      <style:text-properties fo:text-transform="uppercase" fo:font-weight="bold" style:font-size-asian="10.5pt"/>
    </style:style>
    <style:style style:name="Identificação_20_Autoria" style:display-name="Identificação Autoria" style:family="paragraph" style:parent-style-name="Identificação_20_Capa">
      <style:paragraph-properties fo:margin-top="1.499cm" fo:margin-bottom="1.08cm" loext:contextual-spacing="true" fo:text-align="end" style:justify-single-word="false"/>
      <style:text-properties fo:font-variant="normal" fo:text-transform="none" fo:font-weight="normal" style:font-size-asian="10.5pt"/>
    </style:style>
    <style:style style:name="Identificação_20_Título" style:display-name="Identificação Título" style:family="paragraph" style:parent-style-name="Identificação_20_Capa"/>
    <style:style style:name="Frame_20_contents" style:display-name="Frame contents" style:family="paragraph" style:parent-style-name="Standard" style:class="extra"/>
    <style:style style:name="Cidade_20_e_20_Ano" style:display-name="Cidade e Ano" style:family="paragraph" style:parent-style-name="Identificação_20_Capa">
      <style:text-properties fo:font-variant="normal" fo:text-transform="non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42cm" loext:contextual-spacing="false" fo:text-indent="0cm" style:auto-text-indent="false" style:page-number="auto" fo:break-before="auto" fo:break-after="auto">
        <style:tab-stops/>
      </style:paragraph-properties>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2cm" loext:contextual-spacing="false" fo:text-indent="0cm" style:auto-text-indent="false"/>
      <style:text-properties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2cm" fo:margin-bottom="0.42cm" loext:contextual-spacing="false" fo:text-indent="0cm" style:auto-text-indent="false"/>
      <style:text-properties fo:font-variant="normal" fo:text-transform="none"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42cm" fo:margin-bottom="0.42cm" loext:contextual-spacing="false" fo:text-indent="0cm" style:auto-text-indent="false"/>
      <style:text-properties fo:font-variant="normal" fo:text-transform="none" style:use-window-font-color="true" fo:font-size="12pt" fo:font-style="normal" fo:font-weight="normal" style:font-size-asian="95%" style:font-style-asian="italic" style:font-weight-asian="bold" style:font-size-complex="95%" style:font-style-complex="italic" style:font-weight-complex="bold"/>
    </style:style>
    <style:style style:name="Sem_20_título1" style:display-name="Sem título1" style:family="paragraph" style:parent-style-name="Heading"/>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501cm"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6.002cm" style:type="right" style:leader-style="dotted" style:leader-text="."/>
        </style:tab-stops>
      </style:paragraph-properties>
      <style:text-properties fo:font-weight="bold"/>
    </style:style>
    <style:style style:name="Contents_20_4" style:display-name="Contents 4" style:family="paragraph" style:parent-style-name="Index" style:class="index" style:master-page-name="">
      <style:paragraph-properties fo:margin-left="0cm" fo:margin-right="0cm" fo:line-height="150%" fo:text-indent="0cm" style:auto-text-indent="false" style:page-number="auto">
        <style:tab-stops>
          <style:tab-stop style:position="15.503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831cm" loext:contextual-spacing="false" fo:text-align="center" style:justify-single-word="false" fo:text-indent="0cm" style:auto-text-indent="false" text:number-lines="false" text:line-number="0"/>
      <style:text-properties fo:font-size="12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next-style-name="Text_20_body" style:default-outline-level="1" style:list-style-name="" style:class="index" style:master-page-name="">
      <style:paragraph-properties fo:margin-left="0cm" fo:margin-right="0cm" fo:margin-top="0cm" fo:margin-bottom="0.42cm" loext:contextual-spacing="false" fo:text-align="center" style:justify-single-word="false" fo:text-indent="0cm" style:auto-text-indent="false" style:page-number="auto" fo:break-before="auto" fo:break-after="auto" text:number-lines="false" text:line-number="0"/>
      <style:text-properties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ção_20_Longa" style:display-name="Citação Longa" style:family="paragraph" style:parent-style-name="Text_20_body" style:master-page-name="">
      <style:paragraph-properties fo:margin-left="4.001cm" fo:margin-right="0cm" fo:margin-top="1cm" fo:margin-bottom="1cm" loext:contextual-spacing="true" fo:line-height="100%" fo:text-indent="0cm" style:auto-text-indent="false" style:page-number="auto"/>
      <style:text-properties fo:font-size="10pt" style:font-size-asian="10.5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Resumo" style:family="paragraph" style:parent-style-name="Text_20_body" style:next-style-name="Palavras-Chave" style:master-page-name="">
      <style:paragraph-properties fo:margin-left="0cm" fo:margin-right="0cm" fo:margin-top="1.499cm" fo:margin-bottom="0cm" loext:contextual-spacing="false" fo:line-height="100%" fo:text-indent="0cm" style:auto-text-indent="false" style:page-number="auto"/>
    </style:style>
    <style:style style:name="Palavras-Chave" style:family="paragraph" style:parent-style-name="Resumo" style:next-style-name="Heading_20_1">
      <style:paragraph-properties fo:margin-top="0.42cm" fo:margin-bottom="1.08cm" loext:contextual-spacing="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pt" fo:country="B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olha_20_Texto_20_Anverso" style:display-name="Folha Texto Anverso" style:page-layout-name="Mpm2"/>
    <style:master-page style:name="Primeira_20_Folha_20_Anverso" style:display-name="Primeira Folha Anverso" style:page-layout-name="Mpm2" style:next-style-name="Folha_20_Texto_20_Anverso"/>
    <style:master-page style:name="Folha_20_Sumário_20_Anverso" style:display-name="Folha Sumário Anverso"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 Ibraim</meta:initial-creator>
    <meta:creation-date>2014-05-22T10:09:35.442000000</meta:creation-date>
    <dc:date>2015-09-17T12:22:49.655000000</dc:date>
    <meta:editing-duration>PT4H46M53S</meta:editing-duration>
    <meta:editing-cycles>36</meta:editing-cycles>
    <meta:generator>LibreOffice/5.0.1.2$Windows_X86_64 LibreOffice_project/81898c9f5c0d43f3473ba111d7b351050be20261</meta:generator>
    <dc:creator>Rafael Ibraim</dc:creator>
    <meta:document-statistic meta:table-count="0" meta:image-count="0" meta:object-count="0" meta:page-count="5" meta:paragraph-count="39" meta:word-count="1526" meta:character-count="10048" meta:non-whitespace-character-count="8557"/>
  </office:meta>
</office:document-meta>
</file>